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8038353645899499260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4497744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511333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506153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3260747997698933358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7511450831374527749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8708121528143346622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8577359673113379293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7117574389999097114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8658522973363103238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7442839033975643146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16"><text:soft-page-break/>Sat April 13, 2019 <text:span text:style-name="T2">18 miles</text:span> <text:s/></text:p>
      <text:p text:style-name="P16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16"><text:span text:style-name="T2">Average paces for each segment:</text:span> </text:p>
      <text:p text:style-name="P16">10:50/mile, 10:43/mile, 10:02/mile, 9:36/mile </text:p>
      <text:p text:style-name="P16">I drank 30 ounces of Gatorade and ate a gel at the 12 mile mark.</text:p>
      <text:p text:style-name="P16">I lost 2 pounds while running.</text:p>
      <text:p text:style-name="P16"/>
      <text:p text:style-name="P16">Sun April 14, 2019 <text:span text:style-name="T2">2 miles</text:span> <text:s/></text:p>
      <text:p text:style-name="P16">I did a 200 calorie ride on a Wise Center recumbent bike on level 12.</text:p>
      <text:p text:style-name="P16">Time: about 20 minutes. <text:s/>Average pulse 101 bpm. <text:s/>I take a 200 calorie ride as equivalent to 2 miles of running. <text:s/></text:p>
      <text:p text:style-name="P16"/>
      <text:p text:style-name="P16">Mon <text:s/>April 15, 2019 <text:span text:style-name="T2">3 miles</text:span> <text:s/></text:p>
      <text:p text:style-name="P16">I ran 3 miles on a Wise Center treadmill at about 10:30/mile.</text:p>
      <text:p text:style-name="P16"/>
      <text:p text:style-name="P16">Tues April 16, 2019 <text:span text:style-name="T2">4 miles</text:span> <text:s/></text:p>
      <text:p text:style-name="P16"><text:span text:style-name="T2">Warmup:</text:span> ½ mile jog to the Wise Center</text:p>
      <text:p text:style-name="P16"><text:span text:style-name="T2">Run:</text:span> 2 miles on a treadmill at 10:30/mile</text:p>
      <text:p text:style-name="P17">Stationary recumbant bike: <text:s/><text:span text:style-name="T3">100 calorie ride in about 10:00, level 12</text:span></text:p>
      <text:p text:style-name="P17">Warm down:<text:span text:style-name="T3"> <text:s/>½ mile jog ho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16T14:29:19.30</dc:date>
    <dc:creator>James  Lombardi</dc:creator>
    <meta:editing-duration>P8DT8H57M32S</meta:editing-duration>
    <meta:editing-cycles>749</meta:editing-cycles>
    <meta:generator>OpenOffice/4.1.2$Win32 OpenOffice.org_project/412m3$Build-9782</meta:generator>
    <meta:document-statistic meta:table-count="0" meta:image-count="0" meta:object-count="0" meta:page-count="29" meta:paragraph-count="757" meta:word-count="9561" meta:character-count="47893"/>
  </office:meta>
</office:document-meta>
</file>